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3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5.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3.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6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8cm" svg:height="0.9cm" svg:x="6.9cm" svg:y="6cm">
          <text:p text:style-name="P1">Base menu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cm" svg:height="2.384cm" svg:x="8cm" svg:y="1.7cm">
          <draw:text-box>
            <text:p>Compilacion de menus de navegacion con webpack</text:p>
          </draw:text-box>
        </draw:frame>
        <draw:custom-shape draw:style-name="gr3" draw:text-style-name="P1" xml:id="id4" draw:id="id4" draw:layer="layout" svg:width="6.1cm" svg:height="0.9cm" svg:x="6.9cm" svg:y="7.5cm">
          <text:p text:style-name="P1">Load addons tabs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.8cm" svg:height="0.8cm" svg:x="5.7cm" svg:y="11cm">
          <text:p text:style-name="P1">localStorage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8cm" svg:height="0.8cm" svg:x="11.2cm" svg:y="11cm">
          <text:p text:style-name="P1">Import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1cm" svg:height="0.8cm" svg:x="7.8cm" svg:y="9.2cm">
          <text:p text:style-name="P1">List addons.jso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35cm" svg:y1="10cm" svg:x2="9.5cm" svg:y2="11.4cm" draw:start-shape="id1" draw:start-glue-point="2" draw:end-shape="id2" draw:end-glue-point="1" svg:d="M10350 10000v1400h-850" svg:viewBox="0 0 851 1401">
          <text:p/>
        </draw:connector>
        <draw:connector draw:style-name="gr6" draw:text-style-name="P1" draw:layer="layout" svg:x1="10.35cm" svg:y1="10cm" svg:x2="11.2cm" svg:y2="11.4cm" draw:start-shape="id1" draw:start-glue-point="2" draw:end-shape="id3" svg:d="M10350 10000v1400h850" svg:viewBox="0 0 851 1401">
          <text:p/>
        </draw:connector>
        <draw:connector draw:style-name="gr6" draw:text-style-name="P1" draw:layer="layout" svg:x1="9.95cm" svg:y1="8.4cm" svg:x2="10.35cm" svg:y2="9.2cm" draw:start-shape="id4" draw:start-glue-point="2" draw:end-shape="id1" draw:end-glue-point="0" svg:d="M9950 8400v400h400v400" svg:viewBox="0 0 401 801">
          <text:p/>
        </draw:connector>
        <draw:connector draw:style-name="gr6" draw:text-style-name="P1" draw:layer="layout" svg:x1="8.8cm" svg:y1="6.9cm" svg:x2="9.95cm" svg:y2="7.5cm" draw:start-shape="id5" draw:start-glue-point="2" draw:end-shape="id4" draw:end-glue-point="0" svg:d="M8800 6900v300h1150v300" svg:viewBox="0 0 1151 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3:33:25.011654878</meta:creation-date>
    <dc:date>2020-12-19T13:43:38.100763188</dc:date>
    <meta:editing-duration>PT3S</meta:editing-duration>
    <meta:editing-cycles>1</meta:editing-cycles>
    <meta:document-statistic meta:object-count="10"/>
    <meta:generator>LibreOffice/6.4.6.2$Linux_X86_64 LibreOffice_project/40$Build-2</meta:generator>
  </office:meta>
</office:document-meta>
</file>